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10000" calcext:value-type="float">
            <text:p>1.00E+0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EXP(-[.A6]/[.$B$2]/[.$B$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B$1]*EXP(-[.A7]/[.$B$2]/[.$B$3])" office:value-type="float" office:value="23.76119600998" calcext:value-type="float">
            <text:p>23.7611960099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B$1]*EXP(-[.A8]/[.$B$2]/[.$B$3])" office:value-type="float" office:value="23.5247681593621" calcext:value-type="float">
            <text:p>23.524768159362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B$1]*EXP(-[.A9]/[.$B$2]/[.$B$3])" office:value-type="float" office:value="23.2906928051642" calcext:value-type="float">
            <text:p>23.2906928051642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B$1]*EXP(-[.A10]/[.$B$2]/[.$B$3])" office:value-type="float" office:value="23.0589465396558" calcext:value-type="float">
            <text:p>23.058946539655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B$1]*EXP(-[.A11]/[.$B$2]/[.$B$3])" office:value-type="float" office:value="22.8295061880171" calcext:value-type="float">
            <text:p>22.829506188017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B$1]*EXP(-[.A12]/[.$B$2]/[.$B$3])" office:value-type="float" office:value="22.602348806022" calcext:value-type="float">
            <text:p>22.60234880602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$B$1]*EXP(-[.A13]/[.$B$2]/[.$B$3])" office:value-type="float" office:value="22.3774516777428" calcext:value-type="float">
            <text:p>22.377451677742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B$1]*EXP(-[.A14]/[.$B$2]/[.$B$3])" office:value-type="float" office:value="22.1547923132793" calcext:value-type="float">
            <text:p>22.1547923132793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B$1]*EXP(-[.A15]/[.$B$2]/[.$B$3])" office:value-type="float" office:value="21.9343484465095" calcext:value-type="float">
            <text:p>21.93434844650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*EXP(-[.A16]/[.$B$2]/[.$B$3])" office:value-type="float" office:value="21.716098032863" calcext:value-type="float">
            <text:p>21.716098032863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$B$1]*EXP(-[.A17]/[.$B$2]/[.$B$3])" office:value-type="float" office:value="21.5000192471167" calcext:value-type="float">
            <text:p>21.5000192471167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$B$1]*EXP(-[.A18]/[.$B$2]/[.$B$3])" office:value-type="float" office:value="21.2860904812118" calcext:value-type="float">
            <text:p>21.286090481211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$B$1]*EXP(-[.A19]/[.$B$2]/[.$B$3])" office:value-type="float" office:value="21.0742903420935" calcext:value-type="float">
            <text:p>21.0742903420935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$B$1]*EXP(-[.A20]/[.$B$2]/[.$B$3])" office:value-type="float" office:value="20.8645976495713" calcext:value-type="float">
            <text:p>20.864597649571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$B$1]*EXP(-[.A21]/[.$B$2]/[.$B$3])" office:value-type="float" office:value="20.6569914342014" calcext:value-type="float">
            <text:p>20.6569914342014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$B$1]*EXP(-[.A22]/[.$B$2]/[.$B$3])" office:value-type="float" office:value="20.4514509351891" calcext:value-type="float">
            <text:p>20.451450935189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$B$1]*EXP(-[.A23]/[.$B$2]/[.$B$3])" office:value-type="float" office:value="20.2479555983132" calcext:value-type="float">
            <text:p>20.2479555983132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$B$1]*EXP(-[.A24]/[.$B$2]/[.$B$3])" office:value-type="float" office:value="20.0464850738705" calcext:value-type="float">
            <text:p>20.0464850738705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$B$1]*EXP(-[.A25]/[.$B$2]/[.$B$3])" office:value-type="float" office:value="19.8470192146407" calcext:value-type="float">
            <text:p>19.84701921464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EXP(-[.A26]/[.$B$2]/[.$B$3])" office:value-type="float" office:value="19.6495380738716" calcext:value-type="float">
            <text:p>19.6495380738716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$B$1]*EXP(-[.A27]/[.$B$2]/[.$B$3])" office:value-type="float" office:value="19.4540219032845" calcext:value-type="float">
            <text:p>19.454021903284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$B$1]*EXP(-[.A28]/[.$B$2]/[.$B$3])" office:value-type="float" office:value="19.2604511510995" calcext:value-type="float">
            <text:p>19.2604511510995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$B$1]*EXP(-[.A29]/[.$B$2]/[.$B$3])" office:value-type="float" office:value="19.06880646008" calcext:value-type="float">
            <text:p>19.06880646008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$B$1]*EXP(-[.A30]/[.$B$2]/[.$B$3])" office:value-type="float" office:value="18.8790686655973" calcext:value-type="float">
            <text:p>18.8790686655973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$B$1]*EXP(-[.A31]/[.$B$2]/[.$B$3])" office:value-type="float" office:value="18.6912187937137" calcext:value-type="float">
            <text:p>18.6912187937137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$B$1]*EXP(-[.A32]/[.$B$2]/[.$B$3])" office:value-type="float" office:value="18.5052380592856" calcext:value-type="float">
            <text:p>18.5052380592856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$B$1]*EXP(-[.A33]/[.$B$2]/[.$B$3])" office:value-type="float" office:value="18.3211078640845" calcext:value-type="float">
            <text:p>18.3211078640845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$B$1]*EXP(-[.A34]/[.$B$2]/[.$B$3])" office:value-type="float" office:value="18.1388097949374" calcext:value-type="float">
            <text:p>18.1388097949374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$B$1]*EXP(-[.A35]/[.$B$2]/[.$B$3])" office:value-type="float" office:value="17.9583256218856" calcext:value-type="float">
            <text:p>17.95832562188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EXP(-[.A36]/[.$B$2]/[.$B$3])" office:value-type="float" office:value="17.7796372963612" calcext:value-type="float">
            <text:p>17.7796372963612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$B$1]*EXP(-[.A37]/[.$B$2]/[.$B$3])" office:value-type="float" office:value="17.6027269493829" calcext:value-type="float">
            <text:p>17.6027269493829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$B$1]*EXP(-[.A38]/[.$B$2]/[.$B$3])" office:value-type="float" office:value="17.4275768897686" calcext:value-type="float">
            <text:p>17.427576889768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$B$1]*EXP(-[.A39]/[.$B$2]/[.$B$3])" office:value-type="float" office:value="17.2541696023662" calcext:value-type="float">
            <text:p>17.2541696023662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$B$1]*EXP(-[.A40]/[.$B$2]/[.$B$3])" office:value-type="float" office:value="17.0824877463026" calcext:value-type="float">
            <text:p>17.0824877463026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$B$1]*EXP(-[.A41]/[.$B$2]/[.$B$3])" office:value-type="float" office:value="16.9125141532491" calcext:value-type="float">
            <text:p>16.9125141532491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$B$1]*EXP(-[.A42]/[.$B$2]/[.$B$3])" office:value-type="float" office:value="16.7442318257047" calcext:value-type="float">
            <text:p>16.7442318257047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$B$1]*EXP(-[.A43]/[.$B$2]/[.$B$3])" office:value-type="float" office:value="16.5776239352965" calcext:value-type="float">
            <text:p>16.5776239352965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$B$1]*EXP(-[.A44]/[.$B$2]/[.$B$3])" office:value-type="float" office:value="16.4126738210965" calcext:value-type="float">
            <text:p>16.4126738210965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$B$1]*EXP(-[.A45]/[.$B$2]/[.$B$3])" office:value-type="float" office:value="16.249364987956" calcext:value-type="float">
            <text:p>16.2493649879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EXP(-[.A46]/[.$B$2]/[.$B$3])" office:value-type="float" office:value="16.0876811048553" calcext:value-type="float">
            <text:p>16.0876811048553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$B$1]*EXP(-[.A47]/[.$B$2]/[.$B$3])" office:value-type="float" office:value="15.9276060032717" calcext:value-type="float">
            <text:p>15.9276060032717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$B$1]*EXP(-[.A48]/[.$B$2]/[.$B$3])" office:value-type="float" office:value="15.7691236755614" calcext:value-type="float">
            <text:p>15.7691236755614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$B$1]*EXP(-[.A49]/[.$B$2]/[.$B$3])" office:value-type="float" office:value="15.6122182733596" calcext:value-type="float">
            <text:p>15.6122182733596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$B$1]*EXP(-[.A50]/[.$B$2]/[.$B$3])" office:value-type="float" office:value="15.4568741059954" calcext:value-type="float">
            <text:p>15.4568741059954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$B$1]*EXP(-[.A51]/[.$B$2]/[.$B$3])" office:value-type="float" office:value="15.3030756389226" calcext:value-type="float">
            <text:p>15.3030756389226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$B$1]*EXP(-[.A52]/[.$B$2]/[.$B$3])" office:value-type="float" office:value="15.1508074921662" calcext:value-type="float">
            <text:p>15.1508074921662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$B$1]*EXP(-[.A53]/[.$B$2]/[.$B$3])" office:value-type="float" office:value="15.0000544387848" calcext:value-type="float">
            <text:p>15.0000544387848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$B$1]*EXP(-[.A54]/[.$B$2]/[.$B$3])" office:value-type="float" office:value="14.8508014033474" calcext:value-type="float">
            <text:p>14.8508014033474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$B$1]*EXP(-[.A55]/[.$B$2]/[.$B$3])" office:value-type="float" office:value="14.703033460426" calcext:value-type="float">
            <text:p>14.7030334604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EXP(-[.A56]/[.$B$2]/[.$B$3])" office:value-type="float" office:value="14.5567358331032" calcext:value-type="float">
            <text:p>14.5567358331032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$B$1]*EXP(-[.A57]/[.$B$2]/[.$B$3])" office:value-type="float" office:value="14.4118938914944" calcext:value-type="float">
            <text:p>14.4118938914944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$B$1]*EXP(-[.A58]/[.$B$2]/[.$B$3])" office:value-type="float" office:value="14.2684931512847" calcext:value-type="float">
            <text:p>14.2684931512847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$B$1]*EXP(-[.A59]/[.$B$2]/[.$B$3])" office:value-type="float" office:value="14.1265192722805" calcext:value-type="float">
            <text:p>14.1265192722805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$B$1]*EXP(-[.A60]/[.$B$2]/[.$B$3])" office:value-type="float" office:value="13.9859580569758" calcext:value-type="float">
            <text:p>13.9859580569758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$B$1]*EXP(-[.A61]/[.$B$2]/[.$B$3])" office:value-type="float" office:value="13.8467954491317" calcext:value-type="float">
            <text:p>13.8467954491317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$B$1]*EXP(-[.A62]/[.$B$2]/[.$B$3])" office:value-type="float" office:value="13.7090175323716" calcext:value-type="float">
            <text:p>13.7090175323716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$B$1]*EXP(-[.A63]/[.$B$2]/[.$B$3])" office:value-type="float" office:value="13.5726105287889" calcext:value-type="float">
            <text:p>13.5726105287889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$B$1]*EXP(-[.A64]/[.$B$2]/[.$B$3])" office:value-type="float" office:value="13.4375607975697" calcext:value-type="float">
            <text:p>13.4375607975697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$B$1]*EXP(-[.A65]/[.$B$2]/[.$B$3])" office:value-type="float" office:value="13.3038548336282" calcext:value-type="float">
            <text:p>13.30385483362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EXP(-[.A66]/[.$B$2]/[.$B$3])" office:value-type="float" office:value="13.1714792662566" calcext:value-type="float">
            <text:p>13.1714792662566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$B$1]*EXP(-[.A67]/[.$B$2]/[.$B$3])" office:value-type="float" office:value="13.040420857788" calcext:value-type="float">
            <text:p>13.040420857788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$B$1]*EXP(-[.A68]/[.$B$2]/[.$B$3])" office:value-type="float" office:value="12.9106665022722" calcext:value-type="float">
            <text:p>12.9106665022722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$B$1]*EXP(-[.A69]/[.$B$2]/[.$B$3])" office:value-type="float" office:value="12.7822032241655" calcext:value-type="float">
            <text:p>12.7822032241655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$B$1]*EXP(-[.A70]/[.$B$2]/[.$B$3])" office:value-type="float" office:value="12.6550181770332" calcext:value-type="float">
            <text:p>12.6550181770332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$B$1]*EXP(-[.A71]/[.$B$2]/[.$B$3])" office:value-type="float" office:value="12.5290986422644" calcext:value-type="float">
            <text:p>12.5290986422644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$B$1]*EXP(-[.A72]/[.$B$2]/[.$B$3])" office:value-type="float" office:value="12.4044320278008" calcext:value-type="float">
            <text:p>12.4044320278008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$B$1]*EXP(-[.A73]/[.$B$2]/[.$B$3])" office:value-type="float" office:value="12.281005866877" calcext:value-type="float">
            <text:p>12.281005866877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$B$1]*EXP(-[.A74]/[.$B$2]/[.$B$3])" office:value-type="float" office:value="12.1588078167742" calcext:value-type="float">
            <text:p>12.1588078167742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[.$B$1]*EXP(-[.A75]/[.$B$2]/[.$B$3])" office:value-type="float" office:value="12.0378256575853" calcext:value-type="float">
            <text:p>12.03782565758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EXP(-[.A76]/[.$B$2]/[.$B$3])" office:value-type="float" office:value="11.9180472909938" calcext:value-type="float">
            <text:p>11.9180472909938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$B$1]*EXP(-[.A77]/[.$B$2]/[.$B$3])" office:value-type="float" office:value="11.7994607390632" calcext:value-type="float">
            <text:p>11.7994607390632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$B$1]*EXP(-[.A78]/[.$B$2]/[.$B$3])" office:value-type="float" office:value="11.6820541430393" calcext:value-type="float">
            <text:p>11.6820541430393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[.$B$1]*EXP(-[.A79]/[.$B$2]/[.$B$3])" office:value-type="float" office:value="11.5658157621649" calcext:value-type="float">
            <text:p>11.5658157621649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$B$1]*EXP(-[.A80]/[.$B$2]/[.$B$3])" office:value-type="float" office:value="11.4507339725048" calcext:value-type="float">
            <text:p>11.4507339725048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$B$1]*EXP(-[.A81]/[.$B$2]/[.$B$3])" office:value-type="float" office:value="11.3367972657844" calcext:value-type="float">
            <text:p>11.3367972657844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$B$1]*EXP(-[.A82]/[.$B$2]/[.$B$3])" office:value-type="float" office:value="11.2239942482378" calcext:value-type="float">
            <text:p>11.2239942482378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[.$B$1]*EXP(-[.A83]/[.$B$2]/[.$B$3])" office:value-type="float" office:value="11.1123136394695" calcext:value-type="float">
            <text:p>11.1123136394695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[.$B$1]*EXP(-[.A84]/[.$B$2]/[.$B$3])" office:value-type="float" office:value="11.0017442713254" calcext:value-type="float">
            <text:p>11.0017442713254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table:formula="of:=[.$B$1]*EXP(-[.A85]/[.$B$2]/[.$B$3])" office:value-type="float" office:value="10.8922750867765" calcext:value-type="float">
            <text:p>10.89227508677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EXP(-[.A86]/[.$B$2]/[.$B$3])" office:value-type="float" office:value="10.7838951388133" calcext:value-type="float">
            <text:p>10.7838951388133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table:formula="of:=[.$B$1]*EXP(-[.A87]/[.$B$2]/[.$B$3])" office:value-type="float" office:value="10.6765935893506" calcext:value-type="float">
            <text:p>10.6765935893506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$B$1]*EXP(-[.A88]/[.$B$2]/[.$B$3])" office:value-type="float" office:value="10.570359708144" calcext:value-type="float">
            <text:p>10.570359708144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[.$B$1]*EXP(-[.A89]/[.$B$2]/[.$B$3])" office:value-type="float" office:value="10.4651828717169" calcext:value-type="float">
            <text:p>10.4651828717169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$B$1]*EXP(-[.A90]/[.$B$2]/[.$B$3])" office:value-type="float" office:value="10.3610525622979" calcext:value-type="float">
            <text:p>10.3610525622979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$B$1]*EXP(-[.A91]/[.$B$2]/[.$B$3])" office:value-type="float" office:value="10.2579583667694" calcext:value-type="float">
            <text:p>10.2579583667694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$B$1]*EXP(-[.A92]/[.$B$2]/[.$B$3])" office:value-type="float" office:value="10.155889975626" calcext:value-type="float">
            <text:p>10.155889975626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[.$B$1]*EXP(-[.A93]/[.$B$2]/[.$B$3])" office:value-type="float" office:value="10.0548371819433" calcext:value-type="float">
            <text:p>10.0548371819433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$B$1]*EXP(-[.A94]/[.$B$2]/[.$B$3])" office:value-type="float" office:value="9.95478988035795" calcext:value-type="float">
            <text:p>9.95478988035795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$B$1]*EXP(-[.A95]/[.$B$2]/[.$B$3])" office:value-type="float" office:value="9.85573806605629" calcext:value-type="float">
            <text:p>9.855738066056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EXP(-[.A96]/[.$B$2]/[.$B$3])" office:value-type="float" office:value="9.75767183377438" calcext:value-type="float">
            <text:p>9.75767183377438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[.$B$1]*EXP(-[.A97]/[.$B$2]/[.$B$3])" office:value-type="float" office:value="9.66058137680726" calcext:value-type="float">
            <text:p>9.66058137680726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$B$1]*EXP(-[.A98]/[.$B$2]/[.$B$3])" office:value-type="float" office:value="9.56445698602834" calcext:value-type="float">
            <text:p>9.56445698602834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[.$B$1]*EXP(-[.A99]/[.$B$2]/[.$B$3])" office:value-type="float" office:value="9.46928904891843" calcext:value-type="float">
            <text:p>9.46928904891843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$B$1]*EXP(-[.A100]/[.$B$2]/[.$B$3])" office:value-type="float" office:value="9.37506804860451" calcext:value-type="float">
            <text:p>9.37506804860451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$B$1]*EXP(-[.A101]/[.$B$2]/[.$B$3])" office:value-type="float" office:value="9.28178456290803" calcext:value-type="float">
            <text:p>9.28178456290803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$B$1]*EXP(-[.A102]/[.$B$2]/[.$B$3])" office:value-type="float" office:value="9.18942926340269" calcext:value-type="float">
            <text:p>9.18942926340269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$B$1]*EXP(-[.A103]/[.$B$2]/[.$B$3])" office:value-type="float" office:value="9.09799291448157" calcext:value-type="float">
            <text:p>9.09799291448157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$B$1]*EXP(-[.A104]/[.$B$2]/[.$B$3])" office:value-type="float" office:value="9.00746637243359" calcext:value-type="float">
            <text:p>9.00746637243359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[.$B$1]*EXP(-[.A105]/[.$B$2]/[.$B$3])" office:value-type="float" office:value="8.9178405845291" calcext:value-type="float">
            <text:p>8.91784058452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EXP(-[.A106]/[.$B$2]/[.$B$3])" office:value-type="float" office:value="8.82910658811462" calcext:value-type="float">
            <text:p>8.82910658811462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table:formula="of:=[.$B$1]*EXP(-[.A107]/[.$B$2]/[.$B$3])" office:value-type="float" office:value="8.74125550971656" calcext:value-type="float">
            <text:p>8.74125550971656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[.$B$1]*EXP(-[.A108]/[.$B$2]/[.$B$3])" office:value-type="float" office:value="8.65427856415388" calcext:value-type="float">
            <text:p>8.65427856415388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[.$B$1]*EXP(-[.A109]/[.$B$2]/[.$B$3])" office:value-type="float" office:value="8.56816705365954" calcext:value-type="float">
            <text:p>8.56816705365954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[.$B$1]*EXP(-[.A110]/[.$B$2]/[.$B$3])" office:value-type="float" office:value="8.48291236701072" calcext:value-type="float">
            <text:p>8.48291236701072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[.$B$1]*EXP(-[.A111]/[.$B$2]/[.$B$3])" office:value-type="float" office:value="8.39850597866773" calcext:value-type="float">
            <text:p>8.39850597866773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[.$B$1]*EXP(-[.A112]/[.$B$2]/[.$B$3])" office:value-type="float" office:value="8.31493944792138" calcext:value-type="float">
            <text:p>8.31493944792138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table:formula="of:=[.$B$1]*EXP(-[.A113]/[.$B$2]/[.$B$3])" office:value-type="float" office:value="8.23220441804896" calcext:value-type="float">
            <text:p>8.23220441804896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[.$B$1]*EXP(-[.A114]/[.$B$2]/[.$B$3])" office:value-type="float" office:value="8.15029261547854" calcext:value-type="float">
            <text:p>8.15029261547854</text:p>
          </table:table-cell>
          <table:table-cell/>
        </table:table-row>
        <table:table-row table:style-name="ro1">
          <table:table-cell office:value-type="float" office:value="10.9" calcext:value-type="float">
            <text:p>10.9</text:p>
          </table:table-cell>
          <table:table-cell table:formula="of:=[.$B$1]*EXP(-[.A115]/[.$B$2]/[.$B$3])" office:value-type="float" office:value="8.0691958489616" calcext:value-type="float">
            <text:p>8.06919584896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*EXP(-[.A116]/[.$B$2]/[.$B$3])" office:value-type="float" office:value="7.98890600875391" calcext:value-type="float">
            <text:p>7.98890600875391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table:formula="of:=[.$B$1]*EXP(-[.A117]/[.$B$2]/[.$B$3])" office:value-type="float" office:value="7.90941506580454" calcext:value-type="float">
            <text:p>7.90941506580454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[.$B$1]*EXP(-[.A118]/[.$B$2]/[.$B$3])" office:value-type="float" office:value="7.83071507095295" calcext:value-type="float">
            <text:p>7.83071507095295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table:formula="of:=[.$B$1]*EXP(-[.A119]/[.$B$2]/[.$B$3])" office:value-type="float" office:value="7.75279815413407" calcext:value-type="float">
            <text:p>7.75279815413407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[.$B$1]*EXP(-[.A120]/[.$B$2]/[.$B$3])" office:value-type="float" office:value="7.6756565235913" calcext:value-type="float">
            <text:p>7.6756565235913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[.$B$1]*EXP(-[.A121]/[.$B$2]/[.$B$3])" office:value-type="float" office:value="7.59928246509728" calcext:value-type="float">
            <text:p>7.59928246509728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[.$B$1]*EXP(-[.A122]/[.$B$2]/[.$B$3])" office:value-type="float" office:value="7.52366834118253" calcext:value-type="float">
            <text:p>7.52366834118253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table:formula="of:=[.$B$1]*EXP(-[.A123]/[.$B$2]/[.$B$3])" office:value-type="float" office:value="7.44880659037164" calcext:value-type="float">
            <text:p>7.44880659037164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[.$B$1]*EXP(-[.A124]/[.$B$2]/[.$B$3])" office:value-type="float" office:value="7.37468972642715" calcext:value-type="float">
            <text:p>7.37468972642715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table:formula="of:=[.$B$1]*EXP(-[.A125]/[.$B$2]/[.$B$3])" office:value-type="float" office:value="7.3013103376009" calcext:value-type="float">
            <text:p>7.30131033760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*EXP(-[.A126]/[.$B$2]/[.$B$3])" office:value-type="float" office:value="7.22866108589285" calcext:value-type="float">
            <text:p>7.22866108589285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table:formula="of:=[.$B$1]*EXP(-[.A127]/[.$B$2]/[.$B$3])" office:value-type="float" office:value="7.1567347063173" calcext:value-type="float">
            <text:p>7.1567347063173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[.$B$1]*EXP(-[.A128]/[.$B$2]/[.$B$3])" office:value-type="float" office:value="7.08552400617634" calcext:value-type="float">
            <text:p>7.08552400617634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table:formula="of:=[.$B$1]*EXP(-[.A129]/[.$B$2]/[.$B$3])" office:value-type="float" office:value="7.01502186434063" calcext:value-type="float">
            <text:p>7.01502186434063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[.$B$1]*EXP(-[.A130]/[.$B$2]/[.$B$3])" office:value-type="float" office:value="6.94522123053721" calcext:value-type="float">
            <text:p>6.94522123053721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$B$1]*EXP(-[.A131]/[.$B$2]/[.$B$3])" office:value-type="float" office:value="6.87611512464456" calcext:value-type="float">
            <text:p>6.87611512464456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[.$B$1]*EXP(-[.A132]/[.$B$2]/[.$B$3])" office:value-type="float" office:value="6.80769663599449" calcext:value-type="float">
            <text:p>6.80769663599449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table:formula="of:=[.$B$1]*EXP(-[.A133]/[.$B$2]/[.$B$3])" office:value-type="float" office:value="6.73995892268112" calcext:value-type="float">
            <text:p>6.73995892268112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[.$B$1]*EXP(-[.A134]/[.$B$2]/[.$B$3])" office:value-type="float" office:value="6.67289521087666" calcext:value-type="float">
            <text:p>6.67289521087666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[.$B$1]*EXP(-[.A135]/[.$B$2]/[.$B$3])" office:value-type="float" office:value="6.60649879415406" calcext:value-type="float">
            <text:p>6.606498794154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*EXP(-[.A136]/[.$B$2]/[.$B$3])" office:value-type="float" office:value="6.5407630328163" calcext:value-type="float">
            <text:p>6.5407630328163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[.$B$1]*EXP(-[.A137]/[.$B$2]/[.$B$3])" office:value-type="float" office:value="6.47568135323248" calcext:value-type="float">
            <text:p>6.47568135323248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[.$B$1]*EXP(-[.A138]/[.$B$2]/[.$B$3])" office:value-type="float" office:value="6.41124724718041" calcext:value-type="float">
            <text:p>6.41124724718041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table:formula="of:=[.$B$1]*EXP(-[.A139]/[.$B$2]/[.$B$3])" office:value-type="float" office:value="6.34745427119578" calcext:value-type="float">
            <text:p>6.34745427119578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[.$B$1]*EXP(-[.A140]/[.$B$2]/[.$B$3])" office:value-type="float" office:value="6.28429604592782" calcext:value-type="float">
            <text:p>6.28429604592782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[.$B$1]*EXP(-[.A141]/[.$B$2]/[.$B$3])" office:value-type="float" office:value="6.2217662555014" calcext:value-type="float">
            <text:p>6.2217662555014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[.$B$1]*EXP(-[.A142]/[.$B$2]/[.$B$3])" office:value-type="float" office:value="6.15985864688534" calcext:value-type="float">
            <text:p>6.15985864688534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[.$B$1]*EXP(-[.A143]/[.$B$2]/[.$B$3])" office:value-type="float" office:value="6.09856702926721" calcext:value-type="float">
            <text:p>6.09856702926721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[.$B$1]*EXP(-[.A144]/[.$B$2]/[.$B$3])" office:value-type="float" office:value="6.03788527343415" calcext:value-type="float">
            <text:p>6.03788527343415</text:p>
          </table:table-cell>
          <table:table-cell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[.$B$1]*EXP(-[.A145]/[.$B$2]/[.$B$3])" office:value-type="float" office:value="5.97780731116004" calcext:value-type="float">
            <text:p>5.977807311160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*EXP(-[.A146]/[.$B$2]/[.$B$3])" office:value-type="float" office:value="5.91832713459856" calcext:value-type="float">
            <text:p>5.91832713459856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[.$B$1]*EXP(-[.A147]/[.$B$2]/[.$B$3])" office:value-type="float" office:value="5.85943879568249" calcext:value-type="float">
            <text:p>5.85943879568249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[.$B$1]*EXP(-[.A148]/[.$B$2]/[.$B$3])" office:value-type="float" office:value="5.80113640552888" calcext:value-type="float">
            <text:p>5.80113640552888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table:formula="of:=[.$B$1]*EXP(-[.A149]/[.$B$2]/[.$B$3])" office:value-type="float" office:value="5.74341413385011" calcext:value-type="float">
            <text:p>5.74341413385011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[.$B$1]*EXP(-[.A150]/[.$B$2]/[.$B$3])" office:value-type="float" office:value="5.68626620837092" calcext:value-type="float">
            <text:p>5.68626620837092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$B$1]*EXP(-[.A151]/[.$B$2]/[.$B$3])" office:value-type="float" office:value="5.62968691425114" calcext:value-type="float">
            <text:p>5.62968691425114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[.$B$1]*EXP(-[.A152]/[.$B$2]/[.$B$3])" office:value-type="float" office:value="5.57367059351421" calcext:value-type="float">
            <text:p>5.57367059351421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[.$B$1]*EXP(-[.A153]/[.$B$2]/[.$B$3])" office:value-type="float" office:value="5.51821164448137" calcext:value-type="float">
            <text:p>5.51821164448137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[.$B$1]*EXP(-[.A154]/[.$B$2]/[.$B$3])" office:value-type="float" office:value="5.46330452121151" calcext:value-type="float">
            <text:p>5.46330452121151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table:formula="of:=[.$B$1]*EXP(-[.A155]/[.$B$2]/[.$B$3])" office:value-type="float" office:value="5.40894373294653" calcext:value-type="float">
            <text:p>5.408943732946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*EXP(-[.A156]/[.$B$2]/[.$B$3])" office:value-type="float" office:value="5.35512384356232" calcext:value-type="float">
            <text:p>5.35512384356232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[.$B$1]*EXP(-[.A157]/[.$B$2]/[.$B$3])" office:value-type="float" office:value="5.30183947102508" calcext:value-type="float">
            <text:p>5.30183947102508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[.$B$1]*EXP(-[.A158]/[.$B$2]/[.$B$3])" office:value-type="float" office:value="5.24908528685316" calcext:value-type="float">
            <text:p>5.24908528685316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[.$B$1]*EXP(-[.A159]/[.$B$2]/[.$B$3])" office:value-type="float" office:value="5.19685601558417" calcext:value-type="float">
            <text:p>5.19685601558417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[.$B$1]*EXP(-[.A160]/[.$B$2]/[.$B$3])" office:value-type="float" office:value="5.14514643424747" calcext:value-type="float">
            <text:p>5.14514643424747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[.$B$1]*EXP(-[.A161]/[.$B$2]/[.$B$3])" office:value-type="float" office:value="5.09395137184183" calcext:value-type="float">
            <text:p>5.09395137184183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[.$B$1]*EXP(-[.A162]/[.$B$2]/[.$B$3])" office:value-type="float" office:value="5.04326570881835" calcext:value-type="float">
            <text:p>5.04326570881835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[.$B$1]*EXP(-[.A163]/[.$B$2]/[.$B$3])" office:value-type="float" office:value="4.99308437656849" calcext:value-type="float">
            <text:p>4.99308437656849</text:p>
          </table:table-cell>
          <table:table-cell/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[.$B$1]*EXP(-[.A164]/[.$B$2]/[.$B$3])" office:value-type="float" office:value="4.9434023569172" calcext:value-type="float">
            <text:p>4.9434023569172</text:p>
          </table:table-cell>
          <table:table-cell/>
        </table:table-row>
        <table:table-row table:style-name="ro1">
          <table:table-cell office:value-type="float" office:value="15.9" calcext:value-type="float">
            <text:p>15.9</text:p>
          </table:table-cell>
          <table:table-cell table:formula="of:=[.$B$1]*EXP(-[.A165]/[.$B$2]/[.$B$3])" office:value-type="float" office:value="4.89421468162112" calcext:value-type="float">
            <text:p>4.894214681621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*EXP(-[.A166]/[.$B$2]/[.$B$3])" office:value-type="float" office:value="4.84551643187173" calcext:value-type="float">
            <text:p>4.84551643187173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[.$B$1]*EXP(-[.A167]/[.$B$2]/[.$B$3])" office:value-type="float" office:value="4.79730273780347" calcext:value-type="float">
            <text:p>4.79730273780347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[.$B$1]*EXP(-[.A168]/[.$B$2]/[.$B$3])" office:value-type="float" office:value="4.74956877800675" calcext:value-type="float">
            <text:p>4.74956877800675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table:formula="of:=[.$B$1]*EXP(-[.A169]/[.$B$2]/[.$B$3])" office:value-type="float" office:value="4.70230977904582" calcext:value-type="float">
            <text:p>4.70230977904582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[.$B$1]*EXP(-[.A170]/[.$B$2]/[.$B$3])" office:value-type="float" office:value="4.65552101498141" calcext:value-type="float">
            <text:p>4.65552101498141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[.$B$1]*EXP(-[.A171]/[.$B$2]/[.$B$3])" office:value-type="float" office:value="4.6091978068981" calcext:value-type="float">
            <text:p>4.6091978068981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[.$B$1]*EXP(-[.A172]/[.$B$2]/[.$B$3])" office:value-type="float" office:value="4.56333552243649" calcext:value-type="float">
            <text:p>4.56333552243649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table:formula="of:=[.$B$1]*EXP(-[.A173]/[.$B$2]/[.$B$3])" office:value-type="float" office:value="4.51792957532992" calcext:value-type="float">
            <text:p>4.51792957532992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[.$B$1]*EXP(-[.A174]/[.$B$2]/[.$B$3])" office:value-type="float" office:value="4.47297542494584" calcext:value-type="float">
            <text:p>4.47297542494584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[.$B$1]*EXP(-[.A175]/[.$B$2]/[.$B$3])" office:value-type="float" office:value="4.42846857583174" calcext:value-type="float">
            <text:p>4.428468575831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*EXP(-[.A176]/[.$B$2]/[.$B$3])" office:value-type="float" office:value="4.38440457726563" calcext:value-type="float">
            <text:p>4.38440457726563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table:formula="of:=[.$B$1]*EXP(-[.A177]/[.$B$2]/[.$B$3])" office:value-type="float" office:value="4.34077902281093" calcext:value-type="float">
            <text:p>4.34077902281093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[.$B$1]*EXP(-[.A178]/[.$B$2]/[.$B$3])" office:value-type="float" office:value="4.29758754987584" calcext:value-type="float">
            <text:p>4.29758754987584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table:formula="of:=[.$B$1]*EXP(-[.A179]/[.$B$2]/[.$B$3])" office:value-type="float" office:value="4.25482583927707" calcext:value-type="float">
            <text:p>4.25482583927707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[.$B$1]*EXP(-[.A180]/[.$B$2]/[.$B$3])" office:value-type="float" office:value="4.21248961480793" calcext:value-type="float">
            <text:p>4.21248961480793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$B$1]*EXP(-[.A181]/[.$B$2]/[.$B$3])" office:value-type="float" office:value="4.17057464281068" calcext:value-type="float">
            <text:p>4.17057464281068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[.$B$1]*EXP(-[.A182]/[.$B$2]/[.$B$3])" office:value-type="float" office:value="4.12907673175321" calcext:value-type="float">
            <text:p>4.12907673175321</text:p>
          </table:table-cell>
          <table:table-cell/>
        </table:table-row>
        <table:table-row table:style-name="ro1">
          <table:table-cell office:value-type="float" office:value="17.7" calcext:value-type="float">
            <text:p>17.7</text:p>
          </table:table-cell>
          <table:table-cell table:formula="of:=[.$B$1]*EXP(-[.A183]/[.$B$2]/[.$B$3])" office:value-type="float" office:value="4.08799173180983" calcext:value-type="float">
            <text:p>4.08799173180983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[.$B$1]*EXP(-[.A184]/[.$B$2]/[.$B$3])" office:value-type="float" office:value="4.04731553444629" calcext:value-type="float">
            <text:p>4.04731553444629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table:formula="of:=[.$B$1]*EXP(-[.A185]/[.$B$2]/[.$B$3])" office:value-type="float" office:value="4.00704407200898" calcext:value-type="float">
            <text:p>4.0070440720089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*EXP(-[.A186]/[.$B$2]/[.$B$3])" office:value-type="float" office:value="3.96717331731808" calcext:value-type="float">
            <text:p>3.96717331731808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table:formula="of:=[.$B$1]*EXP(-[.A187]/[.$B$2]/[.$B$3])" office:value-type="float" office:value="3.9276992832649" calcext:value-type="float">
            <text:p>3.9276992832649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[.$B$1]*EXP(-[.A188]/[.$B$2]/[.$B$3])" office:value-type="float" office:value="3.88861802241314" calcext:value-type="float">
            <text:p>3.88861802241314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table:formula="of:=[.$B$1]*EXP(-[.A189]/[.$B$2]/[.$B$3])" office:value-type="float" office:value="3.84992562660415" calcext:value-type="float">
            <text:p>3.84992562660415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[.$B$1]*EXP(-[.A190]/[.$B$2]/[.$B$3])" office:value-type="float" office:value="3.8116182265661" calcext:value-type="float">
            <text:p>3.8116182265661</text:p>
          </table:table-cell>
          <table:table-cell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[.$B$1]*EXP(-[.A191]/[.$B$2]/[.$B$3])" office:value-type="float" office:value="3.77369199152706" calcext:value-type="float">
            <text:p>3.77369199152706</text:p>
          </table:table-cell>
          <table:table-cell/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[.$B$1]*EXP(-[.A192]/[.$B$2]/[.$B$3])" office:value-type="float" office:value="3.73614312883194" calcext:value-type="float">
            <text:p>3.73614312883194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table:formula="of:=[.$B$1]*EXP(-[.A193]/[.$B$2]/[.$B$3])" office:value-type="float" office:value="3.69896788356315" calcext:value-type="float">
            <text:p>3.69896788356315</text:p>
          </table:table-cell>
          <table:table-cell/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[.$B$1]*EXP(-[.A194]/[.$B$2]/[.$B$3])" office:value-type="float" office:value="3.66216253816521" calcext:value-type="float">
            <text:p>3.66216253816521</text:p>
          </table:table-cell>
          <table:table-cell/>
        </table:table-row>
        <table:table-row table:style-name="ro1">
          <table:table-cell office:value-type="float" office:value="18.9" calcext:value-type="float">
            <text:p>18.9</text:p>
          </table:table-cell>
          <table:table-cell table:formula="of:=[.$B$1]*EXP(-[.A195]/[.$B$2]/[.$B$3])" office:value-type="float" office:value="3.6257234120729" calcext:value-type="float">
            <text:p>3.62572341207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*EXP(-[.A196]/[.$B$2]/[.$B$3])" office:value-type="float" office:value="3.58964686134324" calcext:value-type="float">
            <text:p>3.58964686134324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[.$B$1]*EXP(-[.A197]/[.$B$2]/[.$B$3])" office:value-type="float" office:value="3.5539292782911" calcext:value-type="float">
            <text:p>3.5539292782911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[.$B$1]*EXP(-[.A198]/[.$B$2]/[.$B$3])" office:value-type="float" office:value="3.5185670911284" calcext:value-type="float">
            <text:p>3.5185670911284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table:formula="of:=[.$B$1]*EXP(-[.A199]/[.$B$2]/[.$B$3])" office:value-type="float" office:value="3.48355676360697" calcext:value-type="float">
            <text:p>3.48355676360697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[.$B$1]*EXP(-[.A200]/[.$B$2]/[.$B$3])" office:value-type="float" office:value="3.44889479466487" calcext:value-type="float">
            <text:p>3.44889479466487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[.$B$1]*EXP(-[.A201]/[.$B$2]/[.$B$3])" office:value-type="float" office:value="3.41457771807633" calcext:value-type="float">
            <text:p>3.41457771807633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[.$B$1]*EXP(-[.A202]/[.$B$2]/[.$B$3])" office:value-type="float" office:value="3.38060210210508" calcext:value-type="float">
            <text:p>3.38060210210508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table:formula="of:=[.$B$1]*EXP(-[.A203]/[.$B$2]/[.$B$3])" office:value-type="float" office:value="3.34696454916122" calcext:value-type="float">
            <text:p>3.34696454916122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[.$B$1]*EXP(-[.A204]/[.$B$2]/[.$B$3])" office:value-type="float" office:value="3.31366169546143" calcext:value-type="float">
            <text:p>3.31366169546143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table:formula="of:=[.$B$1]*EXP(-[.A205]/[.$B$2]/[.$B$3])" office:value-type="float" office:value="3.28069021069257" calcext:value-type="float">
            <text:p>3.280690210692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*EXP(-[.A206]/[.$B$2]/[.$B$3])" office:value-type="float" office:value="3.2480467976787" calcext:value-type="float">
            <text:p>3.2480467976787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table:formula="of:=[.$B$1]*EXP(-[.A207]/[.$B$2]/[.$B$3])" office:value-type="float" office:value="3.21572819205132" calcext:value-type="float">
            <text:p>3.21572819205132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[.$B$1]*EXP(-[.A208]/[.$B$2]/[.$B$3])" office:value-type="float" office:value="3.18373116192292" calcext:value-type="float">
            <text:p>3.18373116192292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table:formula="of:=[.$B$1]*EXP(-[.A209]/[.$B$2]/[.$B$3])" office:value-type="float" office:value="3.15205250756383" calcext:value-type="float">
            <text:p>3.15205250756383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[.$B$1]*EXP(-[.A210]/[.$B$2]/[.$B$3])" office:value-type="float" office:value="3.12068906108222" calcext:value-type="float">
            <text:p>3.12068906108222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[.$B$1]*EXP(-[.A211]/[.$B$2]/[.$B$3])" office:value-type="float" office:value="3.0896376861073" calcext:value-type="float">
            <text:p>3.0896376861073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[.$B$1]*EXP(-[.A212]/[.$B$2]/[.$B$3])" office:value-type="float" office:value="3.0588952774757" calcext:value-type="float">
            <text:p>3.0588952774757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table:formula="of:=[.$B$1]*EXP(-[.A213]/[.$B$2]/[.$B$3])" office:value-type="float" office:value="3.02845876092093" calcext:value-type="float">
            <text:p>3.02845876092093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[.$B$1]*EXP(-[.A214]/[.$B$2]/[.$B$3])" office:value-type="float" office:value="2.99832509276598" calcext:value-type="float">
            <text:p>2.99832509276598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table:formula="of:=[.$B$1]*EXP(-[.A215]/[.$B$2]/[.$B$3])" office:value-type="float" office:value="2.96849125961892" calcext:value-type="float">
            <text:p>2.968491259618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*EXP(-[.A216]/[.$B$2]/[.$B$3])" office:value-type="float" office:value="2.93895427807157" calcext:value-type="float">
            <text:p>2.93895427807157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table:formula="of:=[.$B$1]*EXP(-[.A217]/[.$B$2]/[.$B$3])" office:value-type="float" office:value="2.90971119440116" calcext:value-type="float">
            <text:p>2.90971119440116</text:p>
          </table:table-cell>
          <table:table-cell/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[.$B$1]*EXP(-[.A218]/[.$B$2]/[.$B$3])" office:value-type="float" office:value="2.88075908427496" calcext:value-type="float">
            <text:p>2.88075908427496</text:p>
          </table:table-cell>
          <table:table-cell/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[.$B$1]*EXP(-[.A219]/[.$B$2]/[.$B$3])" office:value-type="float" office:value="2.85209505245783" calcext:value-type="float">
            <text:p>2.85209505245783</text:p>
          </table:table-cell>
          <table:table-cell/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[.$B$1]*EXP(-[.A220]/[.$B$2]/[.$B$3])" office:value-type="float" office:value="2.8237162325227" calcext:value-type="float">
            <text:p>2.8237162325227</text:p>
          </table:table-cell>
          <table:table-cell/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[.$B$1]*EXP(-[.A221]/[.$B$2]/[.$B$3])" office:value-type="float" office:value="2.79561978656393" calcext:value-type="float">
            <text:p>2.79561978656393</text:p>
          </table:table-cell>
          <table:table-cell/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[.$B$1]*EXP(-[.A222]/[.$B$2]/[.$B$3])" office:value-type="float" office:value="2.7678029049135" calcext:value-type="float">
            <text:p>2.7678029049135</text:p>
          </table:table-cell>
          <table:table-cell/>
        </table:table-row>
        <table:table-row table:style-name="ro1">
          <table:table-cell office:value-type="float" office:value="21.7" calcext:value-type="float">
            <text:p>21.7</text:p>
          </table:table-cell>
          <table:table-cell table:formula="of:=[.$B$1]*EXP(-[.A223]/[.$B$2]/[.$B$3])" office:value-type="float" office:value="2.74026280586007" calcext:value-type="float">
            <text:p>2.74026280586007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[.$B$1]*EXP(-[.A224]/[.$B$2]/[.$B$3])" office:value-type="float" office:value="2.7129967353708" calcext:value-type="float">
            <text:p>2.7129967353708</text:p>
          </table:table-cell>
          <table:table-cell/>
        </table:table-row>
        <table:table-row table:style-name="ro1">
          <table:table-cell office:value-type="float" office:value="21.9" calcext:value-type="float">
            <text:p>21.9</text:p>
          </table:table-cell>
          <table:table-cell table:formula="of:=[.$B$1]*EXP(-[.A225]/[.$B$2]/[.$B$3])" office:value-type="float" office:value="2.68600196681589" calcext:value-type="float">
            <text:p>2.6860019668158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*EXP(-[.A226]/[.$B$2]/[.$B$3])" office:value-type="float" office:value="2.65927580069601" calcext:value-type="float">
            <text:p>2.65927580069601</text:p>
          </table:table-cell>
          <table:table-cell/>
        </table:table-row>
        <table:table-row table:style-name="ro1">
          <table:table-cell office:value-type="float" office:value="22.1" calcext:value-type="float">
            <text:p>22.1</text:p>
          </table:table-cell>
          <table:table-cell table:formula="of:=[.$B$1]*EXP(-[.A227]/[.$B$2]/[.$B$3])" office:value-type="float" office:value="2.63281556437227" calcext:value-type="float">
            <text:p>2.63281556437227</text:p>
          </table:table-cell>
          <table:table-cell/>
        </table:table-row>
        <table:table-row table:style-name="ro1">
          <table:table-cell office:value-type="float" office:value="22.2" calcext:value-type="float">
            <text:p>22.2</text:p>
          </table:table-cell>
          <table:table-cell table:formula="of:=[.$B$1]*EXP(-[.A228]/[.$B$2]/[.$B$3])" office:value-type="float" office:value="2.60661861179899" calcext:value-type="float">
            <text:p>2.60661861179899</text:p>
          </table:table-cell>
          <table:table-cell/>
        </table:table-row>
        <table:table-row table:style-name="ro1">
          <table:table-cell office:value-type="float" office:value="22.3" calcext:value-type="float">
            <text:p>22.3</text:p>
          </table:table-cell>
          <table:table-cell table:formula="of:=[.$B$1]*EXP(-[.A229]/[.$B$2]/[.$B$3])" office:value-type="float" office:value="2.58068232325908" calcext:value-type="float">
            <text:p>2.58068232325908</text:p>
          </table:table-cell>
          <table:table-cell/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[.$B$1]*EXP(-[.A230]/[.$B$2]/[.$B$3])" office:value-type="float" office:value="2.55500410510207" calcext:value-type="float">
            <text:p>2.55500410510207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$B$1]*EXP(-[.A231]/[.$B$2]/[.$B$3])" office:value-type="float" office:value="2.52958138948474" calcext:value-type="float">
            <text:p>2.52958138948474</text:p>
          </table:table-cell>
          <table:table-cell/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[.$B$1]*EXP(-[.A232]/[.$B$2]/[.$B$3])" office:value-type="float" office:value="2.50441163411436" calcext:value-type="float">
            <text:p>2.50441163411436</text:p>
          </table:table-cell>
          <table:table-cell/>
        </table:table-row>
        <table:table-row table:style-name="ro1">
          <table:table-cell office:value-type="float" office:value="22.7" calcext:value-type="float">
            <text:p>22.7</text:p>
          </table:table-cell>
          <table:table-cell table:formula="of:=[.$B$1]*EXP(-[.A233]/[.$B$2]/[.$B$3])" office:value-type="float" office:value="2.4794923219944" calcext:value-type="float">
            <text:p>2.4794923219944</text:p>
          </table:table-cell>
          <table:table-cell/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[.$B$1]*EXP(-[.A234]/[.$B$2]/[.$B$3])" office:value-type="float" office:value="2.4548209611729" calcext:value-type="float">
            <text:p>2.4548209611729</text:p>
          </table:table-cell>
          <table:table-cell/>
        </table:table-row>
        <table:table-row table:style-name="ro1">
          <table:table-cell office:value-type="float" office:value="22.9" calcext:value-type="float">
            <text:p>22.9</text:p>
          </table:table-cell>
          <table:table-cell table:formula="of:=[.$B$1]*EXP(-[.A235]/[.$B$2]/[.$B$3])" office:value-type="float" office:value="2.4303950844932" calcext:value-type="float">
            <text:p>2.430395084493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*EXP(-[.A236]/[.$B$2]/[.$B$3])" office:value-type="float" office:value="2.40621224934729" calcext:value-type="float">
            <text:p>2.40621224934729</text:p>
          </table:table-cell>
          <table:table-cell/>
        </table:table-row>
        <table:table-row table:style-name="ro1">
          <table:table-cell office:value-type="float" office:value="23.1" calcext:value-type="float">
            <text:p>23.1</text:p>
          </table:table-cell>
          <table:table-cell table:formula="of:=[.$B$1]*EXP(-[.A237]/[.$B$2]/[.$B$3])" office:value-type="float" office:value="2.3822700374315" calcext:value-type="float">
            <text:p>2.3822700374315</text:p>
          </table:table-cell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[.$B$1]*EXP(-[.A238]/[.$B$2]/[.$B$3])" office:value-type="float" office:value="2.35856605450468" calcext:value-type="float">
            <text:p>2.35856605450468</text:p>
          </table:table-cell>
          <table:table-cell/>
        </table:table-row>
        <table:table-row table:style-name="ro1">
          <table:table-cell office:value-type="float" office:value="23.3" calcext:value-type="float">
            <text:p>23.3</text:p>
          </table:table-cell>
          <table:table-cell table:formula="of:=[.$B$1]*EXP(-[.A239]/[.$B$2]/[.$B$3])" office:value-type="float" office:value="2.33509793014879" calcext:value-type="float">
            <text:p>2.33509793014879</text:p>
          </table:table-cell>
          <table:table-cell/>
        </table:table-row>
        <table:table-row table:style-name="ro1">
          <table:table-cell office:value-type="float" office:value="23.4" calcext:value-type="float">
            <text:p>23.4</text:p>
          </table:table-cell>
          <table:table-cell table:formula="of:=[.$B$1]*EXP(-[.A240]/[.$B$2]/[.$B$3])" office:value-type="float" office:value="2.31186331753183" calcext:value-type="float">
            <text:p>2.31186331753183</text:p>
          </table:table-cell>
          <table:table-cell/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$B$1]*EXP(-[.A241]/[.$B$2]/[.$B$3])" office:value-type="float" office:value="2.28885989317319" calcext:value-type="float">
            <text:p>2.28885989317319</text:p>
          </table:table-cell>
          <table:table-cell/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[.$B$1]*EXP(-[.A242]/[.$B$2]/[.$B$3])" office:value-type="float" office:value="2.26608535671126" calcext:value-type="float">
            <text:p>2.26608535671126</text:p>
          </table:table-cell>
          <table:table-cell/>
        </table:table-row>
        <table:table-row table:style-name="ro1">
          <table:table-cell office:value-type="float" office:value="23.7" calcext:value-type="float">
            <text:p>23.7</text:p>
          </table:table-cell>
          <table:table-cell table:formula="of:=[.$B$1]*EXP(-[.A243]/[.$B$2]/[.$B$3])" office:value-type="float" office:value="2.2435374306734" calcext:value-type="float">
            <text:p>2.2435374306734</text:p>
          </table:table-cell>
          <table:table-cell/>
        </table:table-row>
        <table:table-row table:style-name="ro1">
          <table:table-cell office:value-type="float" office:value="23.8" calcext:value-type="float">
            <text:p>23.8</text:p>
          </table:table-cell>
          <table:table-cell table:formula="of:=[.$B$1]*EXP(-[.A244]/[.$B$2]/[.$B$3])" office:value-type="float" office:value="2.22121386024824" calcext:value-type="float">
            <text:p>2.22121386024824</text:p>
          </table:table-cell>
          <table:table-cell/>
        </table:table-row>
        <table:table-row table:style-name="ro1">
          <table:table-cell office:value-type="float" office:value="23.9" calcext:value-type="float">
            <text:p>23.9</text:p>
          </table:table-cell>
          <table:table-cell table:formula="of:=[.$B$1]*EXP(-[.A245]/[.$B$2]/[.$B$3])" office:value-type="float" office:value="2.19911241306012" calcext:value-type="float">
            <text:p>2.1991124130601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*EXP(-[.A246]/[.$B$2]/[.$B$3])" office:value-type="float" office:value="2.1772308789459" calcext:value-type="float">
            <text:p>2.1772308789459</text:p>
          </table:table-cell>
          <table:table-cell/>
        </table:table-row>
        <table:table-row table:style-name="ro1">
          <table:table-cell office:value-type="float" office:value="24.1" calcext:value-type="float">
            <text:p>24.1</text:p>
          </table:table-cell>
          <table:table-cell table:formula="of:=[.$B$1]*EXP(-[.A247]/[.$B$2]/[.$B$3])" office:value-type="float" office:value="2.15556706973394" calcext:value-type="float">
            <text:p>2.15556706973394</text:p>
          </table:table-cell>
          <table:table-cell/>
        </table:table-row>
        <table:table-row table:style-name="ro1">
          <table:table-cell office:value-type="float" office:value="24.2" calcext:value-type="float">
            <text:p>24.2</text:p>
          </table:table-cell>
          <table:table-cell table:formula="of:=[.$B$1]*EXP(-[.A248]/[.$B$2]/[.$B$3])" office:value-type="float" office:value="2.13411881902527" calcext:value-type="float">
            <text:p>2.13411881902527</text:p>
          </table:table-cell>
          <table:table-cell/>
        </table:table-row>
        <table:table-row table:style-name="ro1">
          <table:table-cell office:value-type="float" office:value="24.3" calcext:value-type="float">
            <text:p>24.3</text:p>
          </table:table-cell>
          <table:table-cell table:formula="of:=[.$B$1]*EXP(-[.A249]/[.$B$2]/[.$B$3])" office:value-type="float" office:value="2.11288398197694" calcext:value-type="float">
            <text:p>2.11288398197694</text:p>
          </table:table-cell>
          <table:table-cell/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[.$B$1]*EXP(-[.A250]/[.$B$2]/[.$B$3])" office:value-type="float" office:value="2.09186043508755" calcext:value-type="float">
            <text:p>2.09186043508755</text:p>
          </table:table-cell>
          <table:table-cell/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$B$1]*EXP(-[.A251]/[.$B$2]/[.$B$3])" office:value-type="float" office:value="2.07104607598489" calcext:value-type="float">
            <text:p>2.07104607598489</text:p>
          </table:table-cell>
          <table:table-cell/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[.$B$1]*EXP(-[.A252]/[.$B$2]/[.$B$3])" office:value-type="float" office:value="2.05043882321571" calcext:value-type="float">
            <text:p>2.05043882321571</text:p>
          </table:table-cell>
          <table:table-cell/>
        </table:table-row>
        <table:table-row table:style-name="ro1">
          <table:table-cell office:value-type="float" office:value="24.7" calcext:value-type="float">
            <text:p>24.7</text:p>
          </table:table-cell>
          <table:table-cell table:formula="of:=[.$B$1]*EXP(-[.A253]/[.$B$2]/[.$B$3])" office:value-type="float" office:value="2.03003661603755" calcext:value-type="float">
            <text:p>2.03003661603755</text:p>
          </table:table-cell>
          <table:table-cell/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[.$B$1]*EXP(-[.A254]/[.$B$2]/[.$B$3])" office:value-type="float" office:value="2.0098374142127" calcext:value-type="float">
            <text:p>2.0098374142127</text:p>
          </table:table-cell>
          <table:table-cell/>
        </table:table-row>
        <table:table-row table:style-name="ro1">
          <table:table-cell office:value-type="float" office:value="24.9" calcext:value-type="float">
            <text:p>24.9</text:p>
          </table:table-cell>
          <table:table-cell table:formula="of:=[.$B$1]*EXP(-[.A255]/[.$B$2]/[.$B$3])" office:value-type="float" office:value="1.98983919780415" calcext:value-type="float">
            <text:p>1.989839197804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*EXP(-[.A256]/[.$B$2]/[.$B$3])" office:value-type="float" office:value="1.97003996697357" calcext:value-type="float">
            <text:p>1.97003996697357</text:p>
          </table:table-cell>
          <table:table-cell/>
        </table:table-row>
        <table:table-row table:style-name="ro1">
          <table:table-cell office:value-type="float" office:value="25.1" calcext:value-type="float">
            <text:p>25.1</text:p>
          </table:table-cell>
          <table:table-cell table:formula="of:=[.$B$1]*EXP(-[.A257]/[.$B$2]/[.$B$3])" office:value-type="float" office:value="1.9504377417814" calcext:value-type="float">
            <text:p>1.9504377417814</text:p>
          </table:table-cell>
          <table:table-cell/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[.$B$1]*EXP(-[.A258]/[.$B$2]/[.$B$3])" office:value-type="float" office:value="1.93103056198878" calcext:value-type="float">
            <text:p>1.93103056198878</text:p>
          </table:table-cell>
          <table:table-cell/>
        </table:table-row>
        <table:table-row table:style-name="ro1">
          <table:table-cell office:value-type="float" office:value="25.3" calcext:value-type="float">
            <text:p>25.3</text:p>
          </table:table-cell>
          <table:table-cell table:formula="of:=[.$B$1]*EXP(-[.A259]/[.$B$2]/[.$B$3])" office:value-type="float" office:value="1.91181648686155" calcext:value-type="float">
            <text:p>1.91181648686155</text:p>
          </table:table-cell>
          <table:table-cell/>
        </table:table-row>
        <table:table-row table:style-name="ro1">
          <table:table-cell office:value-type="float" office:value="25.4" calcext:value-type="float">
            <text:p>25.4</text:p>
          </table:table-cell>
          <table:table-cell table:formula="of:=[.$B$1]*EXP(-[.A260]/[.$B$2]/[.$B$3])" office:value-type="float" office:value="1.8927935949762" calcext:value-type="float">
            <text:p>1.8927935949762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$B$1]*EXP(-[.A261]/[.$B$2]/[.$B$3])" office:value-type="float" office:value="1.87395998402768" calcext:value-type="float">
            <text:p>1.87395998402768</text:p>
          </table:table-cell>
          <table:table-cell/>
        </table:table-row>
        <table:table-row table:style-name="ro1">
          <table:table-cell office:value-type="float" office:value="25.6" calcext:value-type="float">
            <text:p>25.6</text:p>
          </table:table-cell>
          <table:table-cell table:formula="of:=[.$B$1]*EXP(-[.A262]/[.$B$2]/[.$B$3])" office:value-type="float" office:value="1.85531377063919" calcext:value-type="float">
            <text:p>1.85531377063919</text:p>
          </table:table-cell>
          <table:table-cell/>
        </table:table-row>
        <table:table-row table:style-name="ro1">
          <table:table-cell office:value-type="float" office:value="25.7" calcext:value-type="float">
            <text:p>25.7</text:p>
          </table:table-cell>
          <table:table-cell table:formula="of:=[.$B$1]*EXP(-[.A263]/[.$B$2]/[.$B$3])" office:value-type="float" office:value="1.83685309017388" calcext:value-type="float">
            <text:p>1.83685309017388</text:p>
          </table:table-cell>
          <table:table-cell/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[.$B$1]*EXP(-[.A264]/[.$B$2]/[.$B$3])" office:value-type="float" office:value="1.81857609654829" calcext:value-type="float">
            <text:p>1.81857609654829</text:p>
          </table:table-cell>
          <table:table-cell/>
        </table:table-row>
        <table:table-row table:style-name="ro1">
          <table:table-cell office:value-type="float" office:value="25.9" calcext:value-type="float">
            <text:p>25.9</text:p>
          </table:table-cell>
          <table:table-cell table:formula="of:=[.$B$1]*EXP(-[.A265]/[.$B$2]/[.$B$3])" office:value-type="float" office:value="1.80048096204785" calcext:value-type="float">
            <text:p>1.8004809620478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*EXP(-[.A266]/[.$B$2]/[.$B$3])" office:value-type="float" office:value="1.78256587714401" calcext:value-type="float">
            <text:p>1.78256587714401</text:p>
          </table:table-cell>
          <table:table-cell/>
        </table:table-row>
        <table:table-row table:style-name="ro1">
          <table:table-cell office:value-type="float" office:value="26.1" calcext:value-type="float">
            <text:p>26.1</text:p>
          </table:table-cell>
          <table:table-cell table:formula="of:=[.$B$1]*EXP(-[.A267]/[.$B$2]/[.$B$3])" office:value-type="float" office:value="1.76482905031337" calcext:value-type="float">
            <text:p>1.76482905031337</text:p>
          </table:table-cell>
          <table:table-cell/>
        </table:table-row>
        <table:table-row table:style-name="ro1">
          <table:table-cell office:value-type="float" office:value="26.2" calcext:value-type="float">
            <text:p>26.2</text:p>
          </table:table-cell>
          <table:table-cell table:formula="of:=[.$B$1]*EXP(-[.A268]/[.$B$2]/[.$B$3])" office:value-type="float" office:value="1.74726870785845" calcext:value-type="float">
            <text:p>1.74726870785845</text:p>
          </table:table-cell>
          <table:table-cell/>
        </table:table-row>
        <table:table-row table:style-name="ro1">
          <table:table-cell office:value-type="float" office:value="26.3" calcext:value-type="float">
            <text:p>26.3</text:p>
          </table:table-cell>
          <table:table-cell table:formula="of:=[.$B$1]*EXP(-[.A269]/[.$B$2]/[.$B$3])" office:value-type="float" office:value="1.72988309373039" calcext:value-type="float">
            <text:p>1.72988309373039</text:p>
          </table:table-cell>
          <table:table-cell/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[.$B$1]*EXP(-[.A270]/[.$B$2]/[.$B$3])" office:value-type="float" office:value="1.71267046935326" calcext:value-type="float">
            <text:p>1.71267046935326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$B$1]*EXP(-[.A271]/[.$B$2]/[.$B$3])" office:value-type="float" office:value="1.69562911345031" calcext:value-type="float">
            <text:p>1.69562911345031</text:p>
          </table:table-cell>
          <table:table-cell/>
        </table:table-row>
        <table:table-row table:style-name="ro1">
          <table:table-cell office:value-type="float" office:value="26.6" calcext:value-type="float">
            <text:p>26.6</text:p>
          </table:table-cell>
          <table:table-cell table:formula="of:=[.$B$1]*EXP(-[.A272]/[.$B$2]/[.$B$3])" office:value-type="float" office:value="1.67875732187173" calcext:value-type="float">
            <text:p>1.67875732187173</text:p>
          </table:table-cell>
          <table:table-cell/>
        </table:table-row>
        <table:table-row table:style-name="ro1">
          <table:table-cell office:value-type="float" office:value="26.7" calcext:value-type="float">
            <text:p>26.7</text:p>
          </table:table-cell>
          <table:table-cell table:formula="of:=[.$B$1]*EXP(-[.A273]/[.$B$2]/[.$B$3])" office:value-type="float" office:value="1.6620534074243" calcext:value-type="float">
            <text:p>1.6620534074243</text:p>
          </table:table-cell>
          <table:table-cell/>
        </table:table-row>
        <table:table-row table:style-name="ro1">
          <table:table-cell office:value-type="float" office:value="26.8" calcext:value-type="float">
            <text:p>26.8</text:p>
          </table:table-cell>
          <table:table-cell table:formula="of:=[.$B$1]*EXP(-[.A274]/[.$B$2]/[.$B$3])" office:value-type="float" office:value="1.64551569970267" calcext:value-type="float">
            <text:p>1.64551569970267</text:p>
          </table:table-cell>
          <table:table-cell/>
        </table:table-row>
        <table:table-row table:style-name="ro1">
          <table:table-cell office:value-type="float" office:value="26.9" calcext:value-type="float">
            <text:p>26.9</text:p>
          </table:table-cell>
          <table:table-cell table:formula="of:=[.$B$1]*EXP(-[.A275]/[.$B$2]/[.$B$3])" office:value-type="float" office:value="1.62914254492227" calcext:value-type="float">
            <text:p>1.629142544922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*EXP(-[.A276]/[.$B$2]/[.$B$3])" office:value-type="float" office:value="1.61293230575399" calcext:value-type="float">
            <text:p>1.61293230575399</text:p>
          </table:table-cell>
          <table:table-cell/>
        </table:table-row>
        <table:table-row table:style-name="ro1">
          <table:table-cell office:value-type="float" office:value="27.1" calcext:value-type="float">
            <text:p>27.1</text:p>
          </table:table-cell>
          <table:table-cell table:formula="of:=[.$B$1]*EXP(-[.A277]/[.$B$2]/[.$B$3])" office:value-type="float" office:value="1.5968833611604" calcext:value-type="float">
            <text:p>1.5968833611604</text:p>
          </table:table-cell>
          <table:table-cell/>
        </table:table-row>
        <table:table-row table:style-name="ro1">
          <table:table-cell office:value-type="float" office:value="27.2" calcext:value-type="float">
            <text:p>27.2</text:p>
          </table:table-cell>
          <table:table-cell table:formula="of:=[.$B$1]*EXP(-[.A278]/[.$B$2]/[.$B$3])" office:value-type="float" office:value="1.58099410623367" calcext:value-type="float">
            <text:p>1.58099410623367</text:p>
          </table:table-cell>
          <table:table-cell/>
        </table:table-row>
        <table:table-row table:style-name="ro1">
          <table:table-cell office:value-type="float" office:value="27.3" calcext:value-type="float">
            <text:p>27.3</text:p>
          </table:table-cell>
          <table:table-cell table:formula="of:=[.$B$1]*EXP(-[.A279]/[.$B$2]/[.$B$3])" office:value-type="float" office:value="1.56526295203506" calcext:value-type="float">
            <text:p>1.56526295203506</text:p>
          </table:table-cell>
          <table:table-cell/>
        </table:table-row>
        <table:table-row table:style-name="ro1">
          <table:table-cell office:value-type="float" office:value="27.4" calcext:value-type="float">
            <text:p>27.4</text:p>
          </table:table-cell>
          <table:table-cell table:formula="of:=[.$B$1]*EXP(-[.A280]/[.$B$2]/[.$B$3])" office:value-type="float" office:value="1.54968832543604" calcext:value-type="float">
            <text:p>1.54968832543604</text:p>
          </table:table-cell>
          <table:table-cell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$B$1]*EXP(-[.A281]/[.$B$2]/[.$B$3])" office:value-type="float" office:value="1.53426866896098" calcext:value-type="float">
            <text:p>1.53426866896098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table:formula="of:=[.$B$1]*EXP(-[.A282]/[.$B$2]/[.$B$3])" office:value-type="float" office:value="1.51900244063138" calcext:value-type="float">
            <text:p>1.51900244063138</text:p>
          </table:table-cell>
          <table:table-cell/>
        </table:table-row>
        <table:table-row table:style-name="ro1">
          <table:table-cell office:value-type="float" office:value="27.7" calcext:value-type="float">
            <text:p>27.7</text:p>
          </table:table-cell>
          <table:table-cell table:formula="of:=[.$B$1]*EXP(-[.A283]/[.$B$2]/[.$B$3])" office:value-type="float" office:value="1.50388811381168" calcext:value-type="float">
            <text:p>1.50388811381168</text:p>
          </table:table-cell>
          <table:table-cell/>
        </table:table-row>
        <table:table-row table:style-name="ro1">
          <table:table-cell office:value-type="float" office:value="27.8" calcext:value-type="float">
            <text:p>27.8</text:p>
          </table:table-cell>
          <table:table-cell table:formula="of:=[.$B$1]*EXP(-[.A284]/[.$B$2]/[.$B$3])" office:value-type="float" office:value="1.4889241770566" calcext:value-type="float">
            <text:p>1.4889241770566</text:p>
          </table:table-cell>
          <table:table-cell/>
        </table:table-row>
        <table:table-row table:style-name="ro1">
          <table:table-cell office:value-type="float" office:value="27.9" calcext:value-type="float">
            <text:p>27.9</text:p>
          </table:table-cell>
          <table:table-cell table:formula="of:=[.$B$1]*EXP(-[.A285]/[.$B$2]/[.$B$3])" office:value-type="float" office:value="1.47410913396" calcext:value-type="float">
            <text:p>1.4741091339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*EXP(-[.A286]/[.$B$2]/[.$B$3])" office:value-type="float" office:value="1.45944150300523" calcext:value-type="float">
            <text:p>1.45944150300523</text:p>
          </table:table-cell>
          <table:table-cell/>
        </table:table-row>
        <table:table-row table:style-name="ro1">
          <table:table-cell office:value-type="float" office:value="28.1" calcext:value-type="float">
            <text:p>28.1</text:p>
          </table:table-cell>
          <table:table-cell table:formula="of:=[.$B$1]*EXP(-[.A287]/[.$B$2]/[.$B$3])" office:value-type="float" office:value="1.44491981741697" calcext:value-type="float">
            <text:p>1.44491981741697</text:p>
          </table:table-cell>
          <table:table-cell/>
        </table:table-row>
        <table:table-row table:style-name="ro1">
          <table:table-cell office:value-type="float" office:value="28.2" calcext:value-type="float">
            <text:p>28.2</text:p>
          </table:table-cell>
          <table:table-cell table:formula="of:=[.$B$1]*EXP(-[.A288]/[.$B$2]/[.$B$3])" office:value-type="float" office:value="1.43054262501454" calcext:value-type="float">
            <text:p>1.43054262501454</text:p>
          </table:table-cell>
          <table:table-cell/>
        </table:table-row>
        <table:table-row table:style-name="ro1">
          <table:table-cell office:value-type="float" office:value="28.3" calcext:value-type="float">
            <text:p>28.3</text:p>
          </table:table-cell>
          <table:table-cell table:formula="of:=[.$B$1]*EXP(-[.A289]/[.$B$2]/[.$B$3])" office:value-type="float" office:value="1.41630848806675" calcext:value-type="float">
            <text:p>1.41630848806675</text:p>
          </table:table-cell>
          <table:table-cell/>
        </table:table-row>
        <table:table-row table:style-name="ro1">
          <table:table-cell office:value-type="float" office:value="28.4" calcext:value-type="float">
            <text:p>28.4</text:p>
          </table:table-cell>
          <table:table-cell table:formula="of:=[.$B$1]*EXP(-[.A290]/[.$B$2]/[.$B$3])" office:value-type="float" office:value="1.40221598314802" calcext:value-type="float">
            <text:p>1.40221598314802</text:p>
          </table:table-cell>
          <table:table-cell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$B$1]*EXP(-[.A291]/[.$B$2]/[.$B$3])" office:value-type="float" office:value="1.38826370099612" calcext:value-type="float">
            <text:p>1.38826370099612</text:p>
          </table:table-cell>
          <table:table-cell/>
        </table:table-row>
        <table:table-row table:style-name="ro1">
          <table:table-cell office:value-type="float" office:value="28.6" calcext:value-type="float">
            <text:p>28.6</text:p>
          </table:table-cell>
          <table:table-cell table:formula="of:=[.$B$1]*EXP(-[.A292]/[.$B$2]/[.$B$3])" office:value-type="float" office:value="1.37445024637122" calcext:value-type="float">
            <text:p>1.37445024637122</text:p>
          </table:table-cell>
          <table:table-cell/>
        </table:table-row>
        <table:table-row table:style-name="ro1">
          <table:table-cell office:value-type="float" office:value="28.7" calcext:value-type="float">
            <text:p>28.7</text:p>
          </table:table-cell>
          <table:table-cell table:formula="of:=[.$B$1]*EXP(-[.A293]/[.$B$2]/[.$B$3])" office:value-type="float" office:value="1.36077423791633" calcext:value-type="float">
            <text:p>1.36077423791633</text:p>
          </table:table-cell>
          <table:table-cell/>
        </table:table-row>
        <table:table-row table:style-name="ro1">
          <table:table-cell office:value-type="float" office:value="28.8" calcext:value-type="float">
            <text:p>28.8</text:p>
          </table:table-cell>
          <table:table-cell table:formula="of:=[.$B$1]*EXP(-[.A294]/[.$B$2]/[.$B$3])" office:value-type="float" office:value="1.34723430801921" calcext:value-type="float">
            <text:p>1.34723430801921</text:p>
          </table:table-cell>
          <table:table-cell/>
        </table:table-row>
        <table:table-row table:style-name="ro1">
          <table:table-cell office:value-type="float" office:value="28.9" calcext:value-type="float">
            <text:p>28.9</text:p>
          </table:table-cell>
          <table:table-cell table:formula="of:=[.$B$1]*EXP(-[.A295]/[.$B$2]/[.$B$3])" office:value-type="float" office:value="1.33382910267559" calcext:value-type="float">
            <text:p>1.3338291026755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*EXP(-[.A296]/[.$B$2]/[.$B$3])" office:value-type="float" office:value="1.32055728135377" calcext:value-type="float">
            <text:p>1.32055728135377</text:p>
          </table:table-cell>
          <table:table-cell/>
        </table:table-row>
        <table:table-row table:style-name="ro1">
          <table:table-cell office:value-type="float" office:value="29.1" calcext:value-type="float">
            <text:p>29.1</text:p>
          </table:table-cell>
          <table:table-cell table:formula="of:=[.$B$1]*EXP(-[.A297]/[.$B$2]/[.$B$3])" office:value-type="float" office:value="1.30741751686056" calcext:value-type="float">
            <text:p>1.30741751686056</text:p>
          </table:table-cell>
          <table:table-cell/>
        </table:table-row>
        <table:table-row table:style-name="ro1">
          <table:table-cell office:value-type="float" office:value="29.2" calcext:value-type="float">
            <text:p>29.2</text:p>
          </table:table-cell>
          <table:table-cell table:formula="of:=[.$B$1]*EXP(-[.A298]/[.$B$2]/[.$B$3])" office:value-type="float" office:value="1.29440849520854" calcext:value-type="float">
            <text:p>1.29440849520854</text:p>
          </table:table-cell>
          <table:table-cell/>
        </table:table-row>
        <table:table-row table:style-name="ro1">
          <table:table-cell office:value-type="float" office:value="29.3" calcext:value-type="float">
            <text:p>29.3</text:p>
          </table:table-cell>
          <table:table-cell table:formula="of:=[.$B$1]*EXP(-[.A299]/[.$B$2]/[.$B$3])" office:value-type="float" office:value="1.28152891548473" calcext:value-type="float">
            <text:p>1.28152891548473</text:p>
          </table:table-cell>
          <table:table-cell/>
        </table:table-row>
        <table:table-row table:style-name="ro1">
          <table:table-cell office:value-type="float" office:value="29.4" calcext:value-type="float">
            <text:p>29.4</text:p>
          </table:table-cell>
          <table:table-cell table:formula="of:=[.$B$1]*EXP(-[.A300]/[.$B$2]/[.$B$3])" office:value-type="float" office:value="1.26877748972041" calcext:value-type="float">
            <text:p>1.26877748972041</text:p>
          </table:table-cell>
          <table:table-cell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$B$1]*EXP(-[.A301]/[.$B$2]/[.$B$3])" office:value-type="float" office:value="1.25615294276238" calcext:value-type="float">
            <text:p>1.25615294276238</text:p>
          </table:table-cell>
          <table:table-cell/>
        </table:table-row>
        <table:table-row table:style-name="ro1">
          <table:table-cell office:value-type="float" office:value="29.6" calcext:value-type="float">
            <text:p>29.6</text:p>
          </table:table-cell>
          <table:table-cell table:formula="of:=[.$B$1]*EXP(-[.A302]/[.$B$2]/[.$B$3])" office:value-type="float" office:value="1.24365401214542" calcext:value-type="float">
            <text:p>1.24365401214542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table:formula="of:=[.$B$1]*EXP(-[.A303]/[.$B$2]/[.$B$3])" office:value-type="float" office:value="1.23127944796606" calcext:value-type="float">
            <text:p>1.23127944796606</text:p>
          </table:table-cell>
          <table:table-cell/>
        </table:table-row>
        <table:table-row table:style-name="ro1">
          <table:table-cell office:value-type="float" office:value="29.8" calcext:value-type="float">
            <text:p>29.8</text:p>
          </table:table-cell>
          <table:table-cell table:formula="of:=[.$B$1]*EXP(-[.A304]/[.$B$2]/[.$B$3])" office:value-type="float" office:value="1.21902801275756" calcext:value-type="float">
            <text:p>1.21902801275756</text:p>
          </table:table-cell>
          <table:table-cell/>
        </table:table-row>
        <table:table-row table:style-name="ro1">
          <table:table-cell office:value-type="float" office:value="29.9" calcext:value-type="float">
            <text:p>29.9</text:p>
          </table:table-cell>
          <table:table-cell table:formula="of:=[.$B$1]*EXP(-[.A305]/[.$B$2]/[.$B$3])" office:value-type="float" office:value="1.20689848136621" calcext:value-type="float">
            <text:p>1.206898481366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*EXP(-[.A306]/[.$B$2]/[.$B$3])" office:value-type="float" office:value="1.19488964082873" calcext:value-type="float">
            <text:p>1.194889640828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8:35:09.562035566</meta:creation-date>
    <dc:date>2019-03-31T18:46:39.074997339</dc:date>
    <meta:editing-duration>PT1M19S</meta:editing-duration>
    <meta:editing-cycles>1</meta:editing-cycles>
    <meta:document-statistic meta:table-count="1" meta:cell-count="613" meta:object-count="0"/>
    <meta:generator>LibreOffice/6.2.2.2$Linux_X86_64 LibreOffice_project/20$Build-2</meta:generator>
  </office:meta>
</office:document-meta>
</file>